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3.94cm" fo:break-before="page" table:align="margins"/>
    </style:style>
    <style:style style:name="Table1.A" style:family="table-column">
      <style:table-column-properties style:column-width="1.291cm" style:rel-column-width="732*"/>
    </style:style>
    <style:style style:name="Table1.B" style:family="table-column">
      <style:table-column-properties style:column-width="3.591cm" style:rel-column-width="2036*"/>
    </style:style>
    <style:style style:name="Table1.C" style:family="table-column">
      <style:table-column-properties style:column-width="2.205cm" style:rel-column-width="1250*"/>
    </style:style>
    <style:style style:name="Table1.D" style:family="table-column">
      <style:table-column-properties style:column-width="3.812cm" style:rel-column-width="2161*"/>
    </style:style>
    <style:style style:name="Table1.E" style:family="table-column">
      <style:table-column-properties style:column-width="3.748cm" style:rel-column-width="2125*"/>
    </style:style>
    <style:style style:name="Table1.F" style:family="table-column">
      <style:table-column-properties style:column-width="3.445cm" style:rel-column-width="1953*"/>
    </style:style>
    <style:style style:name="Table1.G" style:family="table-column">
      <style:table-column-properties style:column-width="5.847cm" style:rel-column-width="33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Morton-Davies Cup</text:p>
            <text:p text:style-name="P1">(Club Champ)</text:p>
          </table:table-cell>
          <table:table-cell table:style-name="Table1.A1" office:value-type="string">
            <text:p text:style-name="P1">Sunday Trophy</text:p>
          </table:table-cell>
          <table:table-cell table:style-name="Table1.A1" office:value-type="string">
            <text:p text:style-name="P1">Joy Salver</text:p>
          </table:table-cell>
          <table:table-cell table:style-name="Table1.A1" office:value-type="string">
            <text:p text:style-name="P1">Jubilee Cup</text:p>
          </table:table-cell>
          <table:table-cell table:style-name="Table1.A1" office:value-type="string">
            <text:p text:style-name="P1">Bill Tink Individual</text:p>
          </table:table-cell>
          <table:table-cell table:style-name="Table1.G1" office:value-type="string">
            <text:p text:style-name="P1">Margaret Watson Cup</text:p>
          </table:table-cell>
        </table:table-row>
        <table:table-row>
          <table:table-cell table:style-name="Table1.A2" office:value-type="string">
            <text:p text:style-name="P1">1990</text:p>
          </table:table-cell>
          <table:table-cell table:style-name="Table1.A2" office:value-type="string">
            <text:p text:style-name="P1">Paul ?, D Jones</text:p>
            <text:p text:style-name="P1">Cliff ?, George 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991</text:p>
          </table:table-cell>
          <table:table-cell table:style-name="Table1.A2" office:value-type="string">
            <text:p text:style-name="P1">Paul ?, D Jones</text:p>
            <text:p text:style-name="P1">John ?, Fred ?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992</text:p>
          </table:table-cell>
          <table:table-cell table:style-name="Table1.A2" office:value-type="string">
            <text:p text:style-name="P1">Paul ?, D Jones</text:p>
            <text:p text:style-name="P1">P Woodhouse, B Evan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993</text:p>
          </table:table-cell>
          <table:table-cell table:style-name="Table1.A2" office:value-type="string">
            <text:p text:style-name="P1">Paul ?, D Jones</text:p>
            <text:p text:style-name="P1">P Woodhouse, B Evan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995</text:p>
          </table:table-cell>
          <table:table-cell table:style-name="Table1.A2" office:value-type="string">
            <text:p text:style-name="P1">John ?, Fred ?</text:p>
            <text:p text:style-name="P1">P Woodhouse, B Evan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P Woodhouse</text:p>
            <text:p text:style-name="P1">Denzil Evans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996</text:p>
          </table:table-cell>
          <table:table-cell table:style-name="Table1.A2" office:value-type="string">
            <text:p text:style-name="P1">P Allsop, D Jones</text:p>
            <text:p text:style-name="P1">D Evans, E Jon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E Slater, P Allsop</text:p>
            <text:p text:style-name="P1">F Hiles, J Valentine</text:p>
          </table:table-cell>
          <table:table-cell table:style-name="Table1.A2" office:value-type="string">
            <text:p text:style-name="P1">D Jones</text:p>
            <text:p text:style-name="P1">P Allsop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005</text:p>
          </table:table-cell>
          <table:table-cell table:style-name="Table1.A2" office:value-type="string">
            <text:p text:style-name="P1">S Raybould, M Page AND P Woodhouse, L Lam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A Richards, E Jones</text:p>
          </table:table-cell>
          <table:table-cell table:style-name="Table1.A2" office:value-type="string">
            <text:p text:style-name="P1">D Hayes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006</text:p>
          </table:table-cell>
          <table:table-cell table:style-name="Table1.A2" office:value-type="string">
            <text:p text:style-name="P1">S Raybould, M Page</text:p>
            <text:p text:style-name="P1">D Jones, D Hayes</text:p>
          </table:table-cell>
          <table:table-cell table:style-name="Table1.A2" office:value-type="string">
            <text:p text:style-name="P1">R Havard</text:p>
            <text:p text:style-name="P1">P Woodhouse </text:p>
          </table:table-cell>
          <table:table-cell table:style-name="Table1.A2" office:value-type="string">
            <text:p text:style-name="P1">J Davies, R Lamb, C Watson, A Richards</text:p>
          </table:table-cell>
          <table:table-cell table:style-name="Table1.A2" office:value-type="string">
            <text:p text:style-name="P1">M Jones, C Cridge</text:p>
          </table:table-cell>
          <table:table-cell table:style-name="Table1.A2" office:value-type="string">
            <text:p text:style-name="P1">M Jones</text:p>
            <text:p text:style-name="P1">J Davies</text:p>
          </table:table-cell>
          <table:table-cell table:style-name="Table1.G2" office:value-type="string">
            <text:p text:style-name="P1">J Davies and R Lamb</text:p>
          </table:table-cell>
        </table:table-row>
        <table:table-row>
          <table:table-cell table:style-name="Table1.A2" office:value-type="string">
            <text:p text:style-name="P1">2010</text:p>
          </table:table-cell>
          <table:table-cell table:style-name="Table1.A2" office:value-type="string">
            <text:p text:style-name="P1">J Valentine, D Hayes</text:p>
            <text:p text:style-name="P1">J Thomas K Marsh</text:p>
          </table:table-cell>
          <table:table-cell table:style-name="Table1.A2" office:value-type="string">
            <text:p text:style-name="P1">M Jones</text:p>
            <text:p text:style-name="P1">MPage</text:p>
          </table:table-cell>
          <table:table-cell table:style-name="Table1.A2" office:value-type="string">
            <text:p text:style-name="P1">J Edwards, J Poley, J Thomas, K Marsh</text:p>
          </table:table-cell>
          <table:table-cell table:style-name="Table1.A2" office:value-type="string">
            <text:p text:style-name="P1">M Jones, J Wilson</text:p>
            <text:p text:style-name="P1">A Richards, J Thomas</text:p>
          </table:table-cell>
          <table:table-cell table:style-name="Table1.A2" office:value-type="string">
            <text:p text:style-name="P1">V Edwards</text:p>
            <text:p text:style-name="P1">P Roe</text:p>
          </table:table-cell>
          <table:table-cell table:style-name="Table1.G2" office:value-type="string">
            <text:p text:style-name="P1">D Jones</text:p>
            <text:p text:style-name="P1">P Woodhouse</text:p>
          </table:table-cell>
        </table:table-row>
        <table:table-row>
          <table:table-cell table:style-name="Table1.A2" office:value-type="string">
            <text:p text:style-name="P1">2011</text:p>
          </table:table-cell>
          <table:table-cell table:style-name="Table1.A2" office:value-type="string">
            <text:p text:style-name="P1">M Jones K Bellamy</text:p>
            <text:p text:style-name="P1">D Hayes J Valentine</text:p>
          </table:table-cell>
          <table:table-cell table:style-name="Table1.A2" office:value-type="string">
            <text:p text:style-name="P1">M Jones</text:p>
          </table:table-cell>
          <table:table-cell table:style-name="Table1.A2" office:value-type="string">
            <text:p text:style-name="P1">M James P Ro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D Anthony</text:p>
          </table:table-cell>
          <table:table-cell table:style-name="Table1.G2" office:value-type="string">
            <text:p text:style-name="P1">D Hayes</text:p>
          </table:table-cell>
        </table:table-row>
        <table:table-row>
          <table:table-cell table:style-name="Table1.A2" office:value-type="string">
            <text:p text:style-name="P1">2012</text:p>
          </table:table-cell>
          <table:table-cell table:style-name="Table1.A2" office:value-type="string">
            <text:p text:style-name="P1">D Hayes, J Valentine</text:p>
            <text:p text:style-name="P1">D Jones, I Finla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D nthony, M Jones</text:p>
            <text:p text:style-name="P1">D Hayes, J Thomas</text:p>
          </table:table-cell>
          <table:table-cell table:style-name="Table1.A2" office:value-type="string">
            <text:p text:style-name="P1">D Hayes</text:p>
            <text:p text:style-name="P1">J Wilson</text:p>
          </table:table-cell>
          <table:table-cell table:style-name="Table1.G2" office:value-type="string">
            <text:p text:style-name="P1">D Hayes</text:p>
            <text:p text:style-name="P1">D Raw-Re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014</text:p>
          </table:table-cell>
          <table:table-cell table:style-name="Table1.A2" office:value-type="string">
            <text:p text:style-name="P1">M Jones, K Bellamy</text:p>
            <text:p text:style-name="P1">M James, P Roe</text:p>
          </table:table-cell>
          <table:table-cell table:style-name="Table1.A2" office:value-type="string">
            <text:p text:style-name="P1">K Marsh</text:p>
            <text:p text:style-name="P1">M Jon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7-04-23T09:30:31</meta:creation-date>
    <dc:date>2017-04-23T12:57:48</dc:date>
    <dc:creator>Roger Boyle</dc:creator>
    <meta:editing-duration>PT2H41M54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1" meta:paragraph-count="79" meta:word-count="230" meta:character-count="1011" meta:non-whitespace-character-count="859"/>
  </office:meta>
</office:document-meta>
</file>